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4"/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15"/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5" table:number-columns-repeated="16360" table:default-cell-style-name="ce1"/>
        <table:table-row table:style-name="ro1">
          <table:table-cell office:value-type="string" table:number-columns-spanned="4" table:number-rows-spanned="1" table:style-name="ce19">
            <text:p>ALT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0">
            <text:p>NEU</text:p>
          </table:table-cell>
          <table:covered-table-cell table:number-columns-repeated="3"/>
          <table:table-cell table:number-columns-repeated="16375" table:style-name="ce1"/>
        </table:table-row>
        <table:table-row table:style-name="ro1">
          <table:table-cell table:number-columns-repeated="15" table:style-name="ce1"/>
          <table:table-cell office:value-type="string" table:style-name="ce2">
            <text:p>final_fin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Ma0.3 (ref2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ref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0" table:style-name="ce1">
            <text:p>1720</text:p>
          </table:table-cell>
          <table:table-cell office:value-type="float" office:value="100" table:style-name="ce1">
            <text:p>100</text:p>
          </table:table-cell>
          <table:table-cell office:value-type="float" office:value="17.2" table:formula="of:=[.B4]/[.C4]" table:style-name="ce3">
            <text:p>17,20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345" table:style-name="ce1">
            <text:p>345</text:p>
          </table:table-cell>
          <table:table-cell office:value-type="float" office:value="512" table:style-name="ce1">
            <text:p>512</text:p>
          </table:table-cell>
          <table:table-cell office:value-type="float" office:value="0.673828125" table:formula="of:=[.G4]/[.H4]" table:style-name="ce3">
            <text:p>0,6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345" table:style-name="ce1">
            <text:p>345</text:p>
          </table:table-cell>
          <table:table-cell office:value-type="float" office:value="256" table:formula="of:=[.H4]/2" table:style-name="ce1">
            <text:p>256</text:p>
          </table:table-cell>
          <table:table-cell office:value-type="float" office:value="1.34765625" table:formula="of:=[.L4]/[.M4]" table:style-name="ce3">
            <text:p>1,3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float" office:value="344" table:style-name="ce1">
            <text:p>344</text:p>
          </table:table-cell>
          <table:table-cell office:value-type="float" office:value="128" table:formula="of:=[.M4]/2" table:style-name="ce1">
            <text:p>128</text:p>
          </table:table-cell>
          <table:table-cell office:value-type="float" office:value="2.6875" table:formula="of:=[.Q4]/[.R4]" table:style-name="ce3">
            <text:p>2,69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25" table:style-name="ce1">
            <text:p>25</text:p>
          </table:table-cell>
          <table:table-cell office:value-type="float" office:value="30" table:formula="of:=2*15" table:style-name="ce1">
            <text:p>30</text:p>
          </table:table-cell>
          <table:table-cell office:value-type="float" office:value="0.83333333333333337" table:formula="of:=[.V4]/[.W4]" table:style-name="ce3">
            <text:p>0,83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3333333333333333" table:formula="of:=[.B5]/[.C5]" table:style-name="ce3">
            <text:p>1,33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256" table:style-name="ce1">
            <text:p>256</text:p>
          </table:table-cell>
          <table:table-cell office:value-type="float" office:value="0.671875" table:formula="of:=[.G5]/[.H5]" table:style-name="ce3">
            <text:p>0,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128" table:formula="of:=[.H5]/2" table:style-name="ce1">
            <text:p>128</text:p>
          </table:table-cell>
          <table:table-cell office:value-type="float" office:value="1.34375" table:formula="of:=[.L5]/[.M5]" table:style-name="ce3">
            <text:p>1,3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100" table:formula="of:=[.W7]" table:style-name="ce1">
            <text:p>100</text:p>
          </table:table-cell>
          <table:table-cell office:value-type="float" office:value="1.72" table:formula="of:=[.Q5]/[.R5]" table:style-name="ce3">
            <text:p>1,72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.5" table:formula="of:=[.V5]/[.W5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" table:formula="of:=[.B6]/[.C6]" table:style-name="ce3">
            <text:p>3,00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128" table:style-name="ce1">
            <text:p>128</text:p>
          </table:table-cell>
          <table:table-cell office:value-type="float" office:value="0.671875" table:formula="of:=[.G6]/[.H6]" table:style-name="ce3">
            <text:p>0,67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64" table:formula="of:=[.H6]/2" table:style-name="ce1">
            <text:p>64</text:p>
          </table:table-cell>
          <table:table-cell office:value-type="float" office:value="1.34375" table:formula="of:=[.L6]/[.M6]" table:style-name="ce3">
            <text:p>1,34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32" table:formula="of:=[.M6]/2" table:style-name="ce1">
            <text:p>32</text:p>
          </table:table-cell>
          <table:table-cell office:value-type="float" office:value="2.6875" table:formula="of:=[.Q6]/[.R6]" table:style-name="ce3">
            <text:p>2,69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36" table:formula="of:=[.Q5]/2-[.V5]-[.V4]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3.6" table:formula="of:=[.V6]/[.W6]" table:style-name="ce3">
            <text:p>3,6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3</text:p>
          </table:table-cell>
          <table:table-cell office:value-type="float" office:value="143.5" table:formula="of:=387/2-50" table:style-name="ce1">
            <text:p>143,5</text:p>
          </table:table-cell>
          <table:table-cell office:value-type="float" office:value="10" table:style-name="ce1">
            <text:p>10</text:p>
          </table:table-cell>
          <table:table-cell office:value-type="float" office:value="14.35" table:formula="of:=[.B7]/[.C7]" table:style-name="ce3">
            <text:p>14,35</text:p>
          </table:table-cell>
          <table:table-cell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16777216" table:formula="of:=[.H6]*[.H5]*[.H4]" table:style-name="ce1">
            <text:p>16777216</text:p>
          </table:table-cell>
          <table:table-cell table:style-name="ce3"/>
          <table:table-cell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2097152" table:formula="of:=[.M6]*[.M5]*[.M4]" table:style-name="ce1">
            <text:p>2097152</text:p>
          </table:table-cell>
          <table:table-cell table:style-name="ce3"/>
          <table:table-cell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409600" table:formula="of:=[.R6]*[.R5]*[.R4]" table:style-name="ce1">
            <text:p>40960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72" table:formula="of:=([.V6]+[.V5]+[.V4])*2" table:style-name="ce1">
            <text:p>172</text:p>
          </table:table-cell>
          <table:table-cell office:value-type="float" office:value="100" table:formula="of:=([.W6]+[.W5]+[.W4])*2" table:style-name="ce1">
            <text:p>100</text:p>
          </table:table-cell>
          <table:table-cell office:value-type="float" office:value="1.72" table:formula="of:=[.V7]/[.W7]" table:style-name="ce3">
            <text:p>1,7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tot</text:p>
          </table:table-cell>
          <table:table-cell office:value-type="float" office:value="387" table:formula="of:=([.B7]+[.B6]+[.B5])*2" table:style-name="ce1">
            <text:p>387</text:p>
          </table:table-cell>
          <table:table-cell office:value-type="float" office:value="70" table:formula="of:=([.C7]+[.C6]+[.C5])*2" table:style-name="ce1">
            <text:p>70</text:p>
          </table:table-cell>
          <table:table-cell office:value-type="float" office:value="5.5285714285714285" table:formula="of:=[.B8]/[.C8]" table:style-name="ce3">
            <text:p>5,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172" table:style-name="ce1">
            <text:p>172</text:p>
          </table:table-cell>
          <table:table-cell office:value-type="float" office:value="10" table:style-name="ce1">
            <text:p>10</text:p>
          </table:table-cell>
          <table:table-cell office:value-type="float" office:value="17.2" table:formula="of:=[.B9]/[.C9]" table:style-name="ce3">
            <text:p>17,20</text:p>
          </table:table-cell>
          <table:table-cell table:style-name="ce1"/>
          <table:table-cell office:value-type="string" table:style-name="ce1">
            <text:p>Ma0.7 (ref1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70000" table:formula="of:=[.C9]*[.C8]*[.C4]" table:style-name="ce1">
            <text:p>70000</text:p>
          </table:table-cell>
          <table:table-cell table:style-name="ce3"/>
          <table:table-cell table:style-name="ce1"/>
          <table:table-cell office:value-type="string" table:style-name="ce1">
            <text:p>x</text:p>
          </table:table-cell>
          <table:table-cell office:value-type="float" office:value="172" table:style-name="ce1">
            <text:p>172</text:p>
          </table:table-cell>
          <table:table-cell office:value-type="float" office:value="256" table:style-name="ce1">
            <text:p>256</text:p>
          </table:table-cell>
          <table:table-cell office:value-type="float" office:value="0.671875" table:formula="of:=[.G10]/[.H10]" table:style-name="ce3">
            <text:p>0,67</text:p>
          </table:table-cell>
          <table:table-cell table:number-columns-repeated="6" table:style-name="ce1"/>
          <table:table-cell office:value-type="string" table:style-name="ce2">
            <text:p>final_small</text:p>
          </table:table-cell>
          <table:table-cell office:value-type="string" table:style-name="ce1">
            <text:p>factor</text:p>
          </table:table-cell>
          <table:table-cell office:value-type="float" office:value="4" table:style-name="ce1">
            <text:p>4</text:p>
          </table:table-cell>
          <table:table-cell table:number-columns-repeated="1636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y</text:p>
          </table:table-cell>
          <table:table-cell office:value-type="float" office:value="129" table:style-name="ce1">
            <text:p>129</text:p>
          </table:table-cell>
          <table:table-cell office:value-type="float" office:value="192" table:style-name="ce1">
            <text:p>192</text:p>
          </table:table-cell>
          <table:table-cell office:value-type="float" office:value="0.671875" table:formula="of:=[.G11]/[.H11]" table:style-name="ce3">
            <text:p>0,67</text:p>
          </table:table-cell>
          <table:table-cell table:number-columns-repeated="6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ref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128" table:style-name="ce1">
            <text:p>128</text:p>
          </table:table-cell>
          <table:table-cell office:value-type="float" office:value="0.671875" table:formula="of:=[.G12]/[.H12]" table:style-name="ce3">
            <text:p>0,67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float" office:value="86" table:formula="of:=172*2/[.R10]" table:style-name="ce1">
            <text:p>86</text:p>
          </table:table-cell>
          <table:table-cell office:value-type="float" office:value="32" table:formula="of:=128/[.R10]" table:style-name="ce1">
            <text:p>32</text:p>
          </table:table-cell>
          <table:table-cell office:value-type="float" office:value="2.6875" table:formula="of:=[.Q12]/[.R12]" table:style-name="ce3">
            <text:p>2,69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.6666666666666667" table:formula="of:=[.V12]/[.W12]" table:style-name="ce3">
            <text:p>1,67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0" table:style-name="ce1">
            <text:p>1720</text:p>
          </table:table-cell>
          <table:table-cell office:value-type="float" office:value="200" table:formula="of:=2*[.C4]" table:style-name="ce1">
            <text:p>200</text:p>
          </table:table-cell>
          <table:table-cell office:value-type="float" office:value="8.6" table:formula="of:=[.B13]/[.C13]" table:style-name="ce3">
            <text:p>8,60</text:p>
          </table:table-cell>
          <table:table-cell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6291456" table:formula="of:=[.H12]*[.H11]*[.H10]" table:style-name="ce1">
            <text:p>6291456</text:p>
          </table:table-cell>
          <table:table-cell table:number-columns-repeated="7"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56" table:formula="of:=[.W15]" table:style-name="ce1">
            <text:p>56</text:p>
          </table:table-cell>
          <table:table-cell office:value-type="float" office:value="3.0714285714285716" table:formula="of:=[.Q13]/[.R13]" table:style-name="ce3">
            <text:p>3,07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3.125" table:formula="of:=[.V13]/[.W13]" table:style-name="ce3">
            <text:p>3,13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87" table:style-name="ce1">
            <text:p>387</text:p>
          </table:table-cell>
          <table:table-cell office:value-type="float" office:value="140" table:formula="of:=2*[.C8]" table:style-name="ce1">
            <text:p>140</text:p>
          </table:table-cell>
          <table:table-cell office:value-type="float" office:value="2.7642857142857142" table:formula="of:=[.B14]/[.C14]" table:style-name="ce3">
            <text:p>2,76</text:p>
          </table:table-cell>
          <table:table-cell table:number-columns-repeated="11"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2.6875" table:formula="of:=[.Q14]/[.R14]" table:style-name="ce3">
            <text:p>2,69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36" table:formula="of:=[.Q13]/2-[.V13]-[.V12]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.2" table:formula="of:=[.V14]/[.W14]" table:style-name="ce3">
            <text:p>7,2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172" table:style-name="ce1">
            <text:p>172</text:p>
          </table:table-cell>
          <table:table-cell office:value-type="float" office:value="20" table:formula="of:=2*[.C9]" table:style-name="ce1">
            <text:p>20</text:p>
          </table:table-cell>
          <table:table-cell office:value-type="float" office:value="8.6" table:formula="of:=[.B15]/[.C15]" table:style-name="ce3">
            <text:p>8,60</text:p>
          </table:table-cell>
          <table:table-cell table:number-columns-repeated="6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57344" table:formula="of:=[.R14]*[.R13]*[.R12]" table:style-name="ce1">
            <text:p>57344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72" table:formula="of:=([.V14]+[.V13]+[.V12])*2" table:style-name="ce1">
            <text:p>172</text:p>
          </table:table-cell>
          <table:table-cell office:value-type="float" office:value="56" table:formula="of:=([.W14]+[.W13]+[.W12])*2" table:style-name="ce1">
            <text:p>56</text:p>
          </table:table-cell>
          <table:table-cell office:value-type="float" office:value="3.0714285714285716" table:formula="of:=[.V15]/[.W15]" table:style-name="ce3">
            <text:p>3,07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560000" table:formula="of:=[.C15]*[.C14]*[.C13]" table:style-name="ce1">
            <text:p>560000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float" office:value="345" table:style-name="ce1">
            <text:p>345</text:p>
          </table:table-cell>
          <table:table-cell office:value-type="float" office:value="512" table:style-name="ce1">
            <text:p>512</text:p>
          </table:table-cell>
          <table:table-cell office:value-type="float" office:value="0.673828125" table:formula="of:=[.L16]/[.M16]" table:style-name="ce3">
            <text:p>0,67</text:p>
          </table:table-cell>
          <table:table-cell table:number-columns-repeated="2" table:style-name="ce1"/>
          <table:table-cell office:value-type="string" table:style-name="ce1">
            <text:p>% of final_fine</text:p>
          </table:table-cell>
          <table:table-cell office:value-type="float" office:value="14.000000000000002" table:formula="of:=[.R15]/[.R7]*100" table:style-name="ce1">
            <text:p>14</text:p>
          </table:table-cell>
          <table:table-cell table:number-columns-repeated="16366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256" table:style-name="ce1">
            <text:p>256</text:p>
          </table:table-cell>
          <table:table-cell office:value-type="float" office:value="0.671875" table:formula="of:=[.L17]/[.M17]" table:style-name="ce3">
            <text:p>0,6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ef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6"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128" table:style-name="ce1">
            <text:p>128</text:p>
          </table:table-cell>
          <table:table-cell office:value-type="float" office:value="0.671875" table:formula="of:=[.L18]/[.M18]" table:style-name="ce3">
            <text:p>0,6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0" table:style-name="ce1">
            <text:p>1720</text:p>
          </table:table-cell>
          <table:table-cell office:value-type="float" office:value="400" table:formula="of:=2*[.C13]" table:style-name="ce1">
            <text:p>400</text:p>
          </table:table-cell>
          <table:table-cell office:value-type="float" office:value="4.3" table:formula="of:=[.B19]/[.C19]" table:style-name="ce3">
            <text:p>4,30</text:p>
          </table:table-cell>
          <table:table-cell table:number-columns-repeated="6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16777216" table:formula="of:=[.M18]*[.M17]*[.M16]" table:style-name="ce1">
            <text:p>16777216</text:p>
          </table:table-cell>
          <table:table-cell table:style-name="ce3"/>
          <table:table-cell table:style-name="ce1"/>
          <table:table-cell office:value-type="string" table:style-name="ce2">
            <text:p>fina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87" table:style-name="ce1">
            <text:p>387</text:p>
          </table:table-cell>
          <table:table-cell office:value-type="float" office:value="280" table:formula="of:=2*[.C14]" table:style-name="ce1">
            <text:p>280</text:p>
          </table:table-cell>
          <table:table-cell office:value-type="float" office:value="1.3821428571428571" table:formula="of:=[.B20]/[.C20]" table:style-name="ce3">
            <text:p>1,38</text:p>
          </table:table-cell>
          <table:table-cell table:number-columns-repeated="11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172" table:style-name="ce1">
            <text:p>172</text:p>
          </table:table-cell>
          <table:table-cell office:value-type="float" office:value="40" table:formula="of:=2*[.C15]" table:style-name="ce1">
            <text:p>40</text:p>
          </table:table-cell>
          <table:table-cell office:value-type="float" office:value="4.3" table:formula="of:=[.B21]/[.C21]" table:style-name="ce3">
            <text:p>4,30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float" office:value="344" table:style-name="ce1">
            <text:p>344</text:p>
          </table:table-cell>
          <table:table-cell office:value-type="float" office:value="64" table:style-name="ce1">
            <text:p>64</text:p>
          </table:table-cell>
          <table:table-cell office:value-type="float" office:value="5.375" table:formula="of:=[.Q21]/[.R21]" table:style-name="ce3">
            <text:p>5,38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.5" table:formula="of:=[.V21]/[.W21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4480000" table:formula="of:=[.C21]*[.C20]*[.C19]" table:style-name="ce1">
            <text:p>4480000</text:p>
          </table:table-cell>
          <table:table-cell table:number-columns-repeated="12"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46" table:formula="of:=[.W24]" table:style-name="ce1">
            <text:p>46</text:p>
          </table:table-cell>
          <table:table-cell office:value-type="float" office:value="3.7391304347826089" table:formula="of:=[.Q22]/[.R22]" table:style-name="ce3">
            <text:p>3,74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3.125" table:formula="of:=[.V22]/[.W22]" table:style-name="ce3">
            <text:p>3,13</text:p>
          </table:table-cell>
          <table:table-cell table:number-columns-repeated="16360"/>
        </table:table-row>
        <table:table-row table:style-name="ro1">
          <table:table-cell table:number-columns-repeated="15"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5.375" table:formula="of:=[.Q23]/[.R23]" table:style-name="ce3">
            <text:p>5,38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36" table:formula="of:=[.Q22]/2-[.V22]-[.V21]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.2" table:formula="of:=[.V23]/[.W23]" table:style-name="ce3">
            <text:p>7,2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f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1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47104" table:formula="of:=[.R23]*[.R22]*[.R21]" table:style-name="ce1">
            <text:p>47104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72" table:formula="of:=([.V23]+[.V22]+[.V21])*2" table:style-name="ce1">
            <text:p>172</text:p>
          </table:table-cell>
          <table:table-cell office:value-type="float" office:value="46" table:formula="of:=([.W23]+[.W22]+[.W21])*2" table:style-name="ce1">
            <text:p>46</text:p>
          </table:table-cell>
          <table:table-cell office:value-type="float" office:value="3.7391304347826089" table:formula="of:=[.V24]/[.W24]" table:style-name="ce3">
            <text:p>3,7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0" table:style-name="ce1">
            <text:p>1720</text:p>
          </table:table-cell>
          <table:table-cell office:value-type="float" office:value="800" table:formula="of:=2*[.C19]" table:style-name="ce1">
            <text:p>800</text:p>
          </table:table-cell>
          <table:table-cell office:value-type="float" office:value="2.15" table:formula="of:=[.B25]/[.C25]" table:style-name="ce3">
            <text:p>2,15</text:p>
          </table:table-cell>
          <table:table-cell table:number-columns-repeated="12" table:style-name="ce1"/>
          <table:table-cell office:value-type="string" table:style-name="ce1">
            <text:p>% of final_fine</text:p>
          </table:table-cell>
          <table:table-cell office:value-type="float" office:value="11.5" table:formula="of:=[.R24]/[.R7]*100" table:style-name="ce3">
            <text:p>11,5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87" table:style-name="ce1">
            <text:p>387</text:p>
          </table:table-cell>
          <table:table-cell office:value-type="float" office:value="560" table:formula="of:=2*[.C20]" table:style-name="ce1">
            <text:p>560</text:p>
          </table:table-cell>
          <table:table-cell office:value-type="float" office:value="0.69107142857142856" table:formula="of:=[.B26]/[.C26]" table:style-name="ce3">
            <text:p>0,6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172" table:style-name="ce1">
            <text:p>172</text:p>
          </table:table-cell>
          <table:table-cell office:value-type="float" office:value="80" table:formula="of:=2*[.C21]" table:style-name="ce1">
            <text:p>80</text:p>
          </table:table-cell>
          <table:table-cell office:value-type="float" office:value="2.15" table:formula="of:=[.B27]/[.C27]" table:style-name="ce3">
            <text:p>2,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35840000" table:formula="of:=[.C27]*[.C26]*[.C25]" table:style-name="ce1">
            <text:p>35840000</text:p>
          </table:table-cell>
          <table:table-cell table:number-columns-repeated="12" table:style-name="ce1"/>
          <table:table-cell office:value-type="string" table:style-name="ce2">
            <text:p>final_fine_2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x</text:p>
          </table:table-cell>
          <table:table-cell office:value-type="float" office:value="344" table:style-name="ce1">
            <text:p>344</text:p>
          </table:table-cell>
          <table:table-cell office:value-type="float" office:value="128" table:style-name="ce1">
            <text:p>128</text:p>
          </table:table-cell>
          <table:table-cell office:value-type="float" office:value="2.6875" table:formula="of:=[.Q30]/[.R30]" table:style-name="ce3">
            <text:p>2,69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.6666666666666667" table:formula="of:=[.V30]/[.W30]" table:style-name="ce3">
            <text:p>1,67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nElements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GridPoints</text:p>
          </table:table-cell>
          <table:table-cell table:number-columns-repeated="2" table:style-name="ce1"/>
          <table:table-cell office:value-type="string" table:style-name="ce1">
            <text:p>ref</text:p>
          </table:table-cell>
          <table:table-cell office:value-type="string" table:style-name="ce1">
            <text:p>nElements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GridPoint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float" office:value="172" table:style-name="ce1">
            <text:p>172</text:p>
          </table:table-cell>
          <table:table-cell office:value-type="float" office:value="70" table:formula="of:=[.W33]" table:style-name="ce1">
            <text:p>70</text:p>
          </table:table-cell>
          <table:table-cell office:value-type="float" office:value="2.4571428571428573" table:formula="of:=[.Q31]/[.R31]" table:style-name="ce3">
            <text:p>2,46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.5" table:formula="of:=[.V31]/[.W31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000" table:style-name="ce1">
            <text:p>15000</text:p>
          </table:table-cell>
          <table:table-cell office:value-type="float" office:value="4" table:style-name="ce1">
            <text:p>4</text:p>
          </table:table-cell>
          <table:table-cell office:value-type="float" office:value="351833" table:style-name="ce1">
            <text:p>351833</text:p>
          </table:table-cell>
          <table:table-cell office:value-type="float" office:value="23.455533333333332" table:formula="of:=[.D32]/[.B32]" table:style-name="ce1">
            <text:p>23,4555333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9600" table:formula="of:=[.R$7]" table:style-name="ce1">
            <text:p>409600</text:p>
          </table:table-cell>
          <table:table-cell office:value-type="float" office:value="4" table:style-name="ce1">
            <text:p>4</text:p>
          </table:table-cell>
          <table:table-cell office:value-type="float" office:value="20423625" table:style-name="ce1">
            <text:p>20423625</text:p>
          </table:table-cell>
          <table:table-cell office:value-type="float" office:value="49.86236572265625" table:formula="of:=[.J32]/[.H32]" table:style-name="ce1">
            <text:p>49,86236572</text:p>
          </table:table-cell>
          <table:table-cell table:number-columns-repeated="4" table:style-name="ce1"/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2.6875" table:formula="of:=[.Q32]/[.R32]" table:style-name="ce3">
            <text:p>2,69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36" table:formula="of:=[.Q31]/2-[.V31]-[.V30]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3.6" table:formula="of:=[.V32]/[.W32]" table:style-name="ce3">
            <text:p>3,60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000" table:style-name="ce1">
            <text:p>1500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409600" table:formula="of:=[.R$7]" table:style-name="ce1">
            <text:p>409600</text:p>
          </table:table-cell>
          <table:table-cell office:value-type="float" office:value="3" table:style-name="ce1">
            <text:p>3</text:p>
          </table:table-cell>
          <table:table-cell office:value-type="float" office:value="8653828" table:style-name="ce1">
            <text:p>8653828</text:p>
          </table:table-cell>
          <table:table-cell office:value-type="float" office:value="21.127509765625" table:formula="of:=[.J33]/[.H33]" table:style-name="ce1">
            <text:p>21,12750977</text:p>
          </table:table-cell>
          <table:table-cell table:number-columns-repeated="4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286720" table:formula="of:=[.R32]*[.R31]*[.R30]" table:style-name="ce1">
            <text:p>28672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72" table:formula="of:=([.V32]+[.V31]+[.V30])*2" table:style-name="ce1">
            <text:p>172</text:p>
          </table:table-cell>
          <table:table-cell office:value-type="float" office:value="70" table:formula="of:=([.W32]+[.W31]+[.W30])*2" table:style-name="ce1">
            <text:p>70</text:p>
          </table:table-cell>
          <table:table-cell office:value-type="float" office:value="2.4571428571428573" table:formula="of:=[.V33]/[.W33]" table:style-name="ce3">
            <text:p>2,46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000" table:style-name="ce1">
            <text:p>1500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409600" table:formula="of:=[.R$7]" table:style-name="ce1">
            <text:p>409600</text:p>
          </table:table-cell>
          <table:table-cell office:value-type="float" office:value="2" table:style-name="ce1">
            <text:p>2</text:p>
          </table:table-cell>
          <table:table-cell office:value-type="float" office:value="2586465" table:style-name="ce1">
            <text:p>2586465</text:p>
          </table:table-cell>
          <table:table-cell office:value-type="float" office:value="6.3146118164062504" table:formula="of:=[.J34]/[.H34]" table:style-name="ce1">
            <text:p>6,314611816</text:p>
          </table:table-cell>
          <table:table-cell table:number-columns-repeated="5" table:style-name="ce1"/>
          <table:table-cell office:value-type="string" table:style-name="ce1">
            <text:p>% of final_fine</text:p>
          </table:table-cell>
          <table:table-cell office:value-type="float" office:value="70" table:formula="of:=[.R33]/[.R7]*100" table:style-name="ce3">
            <text:p>70,00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0000" table:style-name="ce1">
            <text:p>640000</text:p>
          </table:table-cell>
          <table:table-cell office:value-type="float" office:value="4" table:style-name="ce1">
            <text:p>4</text:p>
          </table:table-cell>
          <table:table-cell office:value-type="float" office:value="2733777" table:style-name="ce1">
            <text:p>2733777</text:p>
          </table:table-cell>
          <table:table-cell office:value-type="float" office:value="4.2715265625000001" table:formula="of:=[.D35]/[.B35]" table:style-name="ce1">
            <text:p>4,27152656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97152" table:formula="of:=[.M$7]" table:style-name="ce1">
            <text:p>209715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formula="of:=[.J35]/[.H35]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0000" table:style-name="ce1">
            <text:p>64000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97152" table:formula="of:=[.M$7]" table:style-name="ce1">
            <text:p>209715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formula="of:=[.J36]/[.H36]" table:style-name="ce1">
            <text:p>0</text:p>
          </table:table-cell>
          <table:table-cell table:number-columns-repeated="4" table:style-name="ce1"/>
          <table:table-cell office:value-type="string" table:style-name="ce2">
            <text:p>final2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0000" table:style-name="ce1">
            <text:p>64000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97152" table:formula="of:=[.M$7]" table:style-name="ce1">
            <text:p>2097152</text:p>
          </table:table-cell>
          <table:table-cell office:value-type="float" office:value="2" table:style-name="ce1">
            <text:p>2</text:p>
          </table:table-cell>
          <table:table-cell office:value-type="float" office:value="20423625" table:style-name="ce1">
            <text:p>20423625</text:p>
          </table:table-cell>
          <table:table-cell office:value-type="float" office:value="9.7387433052062988" table:formula="of:=[.J37]/[.H37]" table:style-name="ce1">
            <text:p>9,738743305</text:p>
          </table:table-cell>
          <table:table-cell table:number-columns-repeated="4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20000" table:style-name="ce1">
            <text:p>5120000</text:p>
          </table:table-cell>
          <table:table-cell office:value-type="float" office:value="4" table:style-name="ce1">
            <text:p>4</text:p>
          </table:table-cell>
          <table:table-cell office:value-type="float" office:value="21550625" table:style-name="ce1">
            <text:p>21550625</text:p>
          </table:table-cell>
          <table:table-cell office:value-type="float" office:value="4.2091064453125" table:formula="of:=[.D38]/[.B38]" table:style-name="ce1">
            <text:p>4,20910644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6777216" table:formula="of:=[.H$7]" table:style-name="ce1">
            <text:p>1677721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formula="of:=[.J38]/[.H38]" table:style-name="ce1">
            <text:p>0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125" table:style-name="ce1">
            <text:p>125</text:p>
          </table:table-cell>
          <table:table-cell office:value-type="float" office:value="2.4" table:formula="of:=[.Q38]/[.R38]" table:style-name="ce3">
            <text:p>2,40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.3333333333333333" table:formula="of:=[.V38]/[.W38]" table:style-name="ce3">
            <text:p>1,33</text:p>
          </table:table-cell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20000" table:style-name="ce1">
            <text:p>512000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6777216" table:formula="of:=[.H$7]" table:style-name="ce1">
            <text:p>1677721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formula="of:=[.J39]/[.H39]" table:style-name="ce1">
            <text:p>0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90" table:formula="of:=[.W41]" table:style-name="ce1">
            <text:p>90</text:p>
          </table:table-cell>
          <table:table-cell office:value-type="float" office:value="1.6666666666666667" table:formula="of:=[.Q39]/[.R39]" table:style-name="ce3">
            <text:p>1,67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[.V39]/[.W39]" table:style-name="ce3">
            <text:p>2,00</text:p>
          </table:table-cell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20000" table:style-name="ce1">
            <text:p>512000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6777216" table:formula="of:=[.H$7]" table:style-name="ce1">
            <text:p>167772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formula="of:=[.J40]/[.H40]" table:style-name="ce1">
            <text:p>0</text:p>
          </table:table-cell>
          <table:table-cell table:number-columns-repeated="4" table:style-name="ce1"/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2.4242424242424243" table:formula="of:=[.Q40]/[.R40]" table:style-name="ce3">
            <text:p>2,42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" table:formula="of:=[.V40]/[.W40]" table:style-name="ce3">
            <text:p>3,00</text:p>
          </table:table-cell>
          <table:table-cell table:number-columns-repeated="16360"/>
        </table:table-row>
        <table:table-row table:style-name="ro1">
          <table:table-cell table:number-columns-repeated="15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371250" table:formula="of:=[.R40]*[.R39]*[.R38]" table:style-name="ce1">
            <text:p>37125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50" table:formula="of:=([.V40]+[.V39]+[.V38])*2" table:style-name="ce1">
            <text:p>150</text:p>
          </table:table-cell>
          <table:table-cell office:value-type="float" office:value="90" table:formula="of:=([.W40]+[.W39]+[.W38])*2" table:style-name="ce1">
            <text:p>90</text:p>
          </table:table-cell>
          <table:table-cell office:value-type="float" office:value="1.6666666666666667" table:formula="of:=[.V41]/[.W41]" table:style-name="ce3">
            <text:p>1,67</text:p>
          </table:table-cell>
          <table:table-cell table:number-columns-repeated="16360"/>
        </table:table-row>
        <table:table-row table:style-name="ro1">
          <table:table-cell table:number-columns-repeated="16" table:style-name="ce1"/>
          <table:table-cell office:value-type="string" table:style-name="ce1">
            <text:p>% of final_fine</text:p>
          </table:table-cell>
          <table:table-cell office:value-type="float" office:value="90.63720703125" table:formula="of:=[.R41]/[.R7]*100" table:style-name="ce3">
            <text:p>90,6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2">
            <text:p>final3</text:p>
          </table:table-cell>
          <table:table-cell office:value-type="string" table:style-name="ce1">
            <text:p>8 nod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cube</text:p>
          </table:table-cell>
          <table:table-cell office:value-type="string" table:style-name="ce1">
            <text:p>10 nodes</text:p>
          </table:table-cell>
          <table:table-cell office:value-type="string" table:style-name="ce4">
            <text:p>ref</text:p>
          </table:table-cell>
          <table:table-cell office:value-type="float" office:value="5" table:style-name="ce5">
            <text:p>5</text:p>
          </table:table-cell>
          <table:table-cell table:number-columns-repeated="11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75" table:style-name="ce1">
            <text:p>75</text:p>
          </table:table-cell>
          <table:table-cell office:value-type="float" office:value="4" table:formula="of:=[.Q46]/[.R46]" table:style-name="ce3">
            <text:p>4,00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2.5" table:formula="of:=[.V46]/[.W46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of:=[.C47]*(2^[.D$45])" table:style-name="ce1">
            <text:p>256</text:p>
          </table:table-cell>
          <table:table-cell office:value-type="float" office:value="1.171875" table:formula="of:=[.B47]/[.D47]" table:style-name="ce3">
            <text:p>1,17</text:p>
          </table:table-cell>
          <table:table-cell table:number-columns-repeated="3" table:style-name="ce1"/>
          <table:table-cell table:style-name="ce3"/>
          <table:table-cell table:number-columns-repeated="6" table:style-name="ce1"/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46" table:formula="of:=[.W49]" table:style-name="ce1">
            <text:p>46</text:p>
          </table:table-cell>
          <table:table-cell office:value-type="float" office:value="3.2608695652173911" table:formula="of:=[.Q47]/[.R47]" table:style-name="ce3">
            <text:p>3,26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[.V47]/[.W47]" table:style-name="ce3">
            <text:p>4,0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128" table:formula="of:=[.C48]*(2^[.D$45])" table:style-name="ce1">
            <text:p>128</text:p>
          </table:table-cell>
          <table:table-cell office:value-type="float" office:value="1.171875" table:formula="of:=[.B48]/[.D48]" table:style-name="ce3">
            <text:p>1,17</text:p>
          </table:table-cell>
          <table:table-cell table:number-columns-repeated="3" table:style-name="ce1"/>
          <table:table-cell table:style-name="ce3"/>
          <table:table-cell table:number-columns-repeated="6" table:style-name="ce1"/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[.Q48]/[.R48]" table:style-name="ce3">
            <text:p>4,00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5" table:formula="of:=[.V48]/[.W48]" table:style-name="ce3">
            <text:p>7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64" table:formula="of:=[.C49]*(2^[.D$45])" table:style-name="ce1">
            <text:p>64</text:p>
          </table:table-cell>
          <table:table-cell office:value-type="float" office:value="1.25" table:formula="of:=[.B49]/[.D49]" table:style-name="ce3">
            <text:p>1,25</text:p>
          </table:table-cell>
          <table:table-cell table:number-columns-repeated="3" table:style-name="ce1"/>
          <table:table-cell table:style-name="ce3"/>
          <table:table-cell table:number-columns-repeated="6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69000" table:formula="of:=[.R48]*[.R47]*[.R46]" table:style-name="ce1">
            <text:p>6900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50" table:formula="of:=([.V48]+[.V47]+[.V46])*2" table:style-name="ce1">
            <text:p>150</text:p>
          </table:table-cell>
          <table:table-cell office:value-type="float" office:value="46" table:formula="of:=([.W48]+[.W47]+[.W46])*2" table:style-name="ce1">
            <text:p>46</text:p>
          </table:table-cell>
          <table:table-cell office:value-type="float" office:value="3.2608695652173911" table:formula="of:=[.V49]/[.W49]" table:style-name="ce3">
            <text:p>3,26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64" table:formula="of:=[.C49]*[.C48]*[.C47]" table:style-name="ce1">
            <text:p>64</text:p>
          </table:table-cell>
          <table:table-cell office:value-type="float" office:value="2097152" table:formula="of:=[.D49]*[.D48]*[.D47]" table:style-name="ce1">
            <text:p>2097152</text:p>
          </table:table-cell>
          <table:table-cell table:number-columns-repeated="4" table:style-name="ce1"/>
          <table:table-cell table:style-name="ce3"/>
          <table:table-cell table:number-columns-repeated="7" table:style-name="ce1"/>
          <table:table-cell office:value-type="string" table:style-name="ce1">
            <text:p>% of final_fine</text:p>
          </table:table-cell>
          <table:table-cell office:value-type="float" office:value="16.845703125" table:formula="of:=[.R49]/[.R7]*100" table:style-name="ce3">
            <text:p>16,85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512" table:formula="of:=[.D50]/[.R7]*100" table:style-name="ce3">
            <text:p>512,00</text:p>
          </table:table-cell>
          <table:table-cell table:number-columns-repeated="16381" table:style-name="ce1"/>
        </table:table-row>
        <table:table-row table:style-name="ro1">
          <table:table-cell table:number-columns-repeated="15" table:style-name="ce1"/>
          <table:table-cell office:value-type="string" table:style-name="ce2">
            <text:p>final4_test</text:p>
          </table:table-cell>
          <table:table-cell office:value-type="string" table:style-name="ce1">
            <text:p>4 nodes</text:p>
          </table:table-cell>
          <table:table-cell office:value-type="string" table:style-name="ce1">
            <text:p>crash at mesh-change</text:p>
          </table:table-cell>
          <table:table-cell table:number-columns-repeated="16366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ube</text:p>
          </table:table-cell>
          <table:table-cell office:value-type="string" table:style-name="ce1">
            <text:p>8 nodes</text:p>
          </table:table-cell>
          <table:table-cell office:value-type="string" table:style-name="ce4">
            <text:p>ref</text:p>
          </table:table-cell>
          <table:table-cell office:value-type="float" office:value="3" table:style-name="ce5">
            <text:p>3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75" table:style-name="ce1">
            <text:p>75</text:p>
          </table:table-cell>
          <table:table-cell office:value-type="float" office:value="4" table:formula="of:=[.Q54]/[.R54]" table:style-name="ce3">
            <text:p>4,00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54]/[.W54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0" table:style-name="ce1"/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16" table:formula="of:=[.W57]" table:style-name="ce1">
            <text:p>16</text:p>
          </table:table-cell>
          <table:table-cell office:value-type="float" office:value="9.375" table:formula="of:=[.Q55]/[.R55]" table:style-name="ce3">
            <text:p>9,38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55]/[.W55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C56]*(2^[.D$54])" table:style-name="ce1">
            <text:p>64</text:p>
          </table:table-cell>
          <table:table-cell office:value-type="float" office:value="4.6875" table:formula="of:=[.B56]/[.D56]" table:style-name="ce3">
            <text:p>4,69</text:p>
          </table:table-cell>
          <table:table-cell table:number-columns-repeated="10" table:style-name="ce1"/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[.Q56]/[.R56]" table:style-name="ce3">
            <text:p>4,00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.V56]/[.W56]" table:style-name="ce3">
            <text:p>5,0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[.C57]*(2^[.D$54])" table:style-name="ce1">
            <text:p>32</text:p>
          </table:table-cell>
          <table:table-cell office:value-type="float" office:value="2.34375" table:formula="of:=[.B57]/[.D57]" table:style-name="ce3">
            <text:p>2,34</text:p>
          </table:table-cell>
          <table:table-cell table:number-columns-repeated="10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24000" table:formula="of:=[.R56]*[.R55]*[.R54]" table:style-name="ce1">
            <text:p>2400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60" table:formula="of:=([.V56]+[.V55]+[.V54])*2" table:style-name="ce1">
            <text:p>60</text:p>
          </table:table-cell>
          <table:table-cell office:value-type="float" office:value="16" table:formula="of:=([.W56]+[.W55]+[.W54])*2" table:style-name="ce1">
            <text:p>16</text:p>
          </table:table-cell>
          <table:table-cell office:value-type="float" office:value="3.75" table:formula="of:=[.V57]/[.W57]" table:style-name="ce3">
            <text:p>3,7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16" table:formula="of:=[.C58]*(2^[.D$54])" table:style-name="ce1">
            <text:p>16</text:p>
          </table:table-cell>
          <table:table-cell office:value-type="float" office:value="5" table:formula="of:=[.B58]/[.D58]" table:style-name="ce3">
            <text:p>5,00</text:p>
          </table:table-cell>
          <table:table-cell table:number-columns-repeated="11" table:style-name="ce1"/>
          <table:table-cell office:value-type="string" table:style-name="ce1">
            <text:p>% of final4</text:p>
          </table:table-cell>
          <table:table-cell office:value-type="float" office:value="34.782608695652172" table:formula="of:=[.R57]/[.R49]*100" table:style-name="ce3">
            <text:p>34,7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64" table:formula="of:=[.C58]*[.C57]*[.C56]" table:style-name="ce1">
            <text:p>64</text:p>
          </table:table-cell>
          <table:table-cell office:value-type="float" office:value="32768" table:formula="of:=[.D58]*[.D57]*[.D56]" table:style-name="ce1">
            <text:p>3276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8" table:formula="of:=[.D59]/[.R7]*100" table:style-name="ce3">
            <text:p>8,00</text:p>
          </table:table-cell>
          <table:table-cell table:number-columns-repeated="12" table:style-name="ce1"/>
          <table:table-cell office:value-type="string" table:style-name="ce2">
            <text:p>final5_test</text:p>
          </table:table-cell>
          <table:table-cell office:value-type="string" table:style-name="ce1">
            <text:p>4 nodes</text:p>
          </table:table-cell>
          <table:table-cell office:value-type="string" table:style-name="ce1">
            <text:p>crash at BC</text:p>
          </table:table-cell>
          <table:table-cell table:number-columns-repeated="16366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ube</text:p>
          </table:table-cell>
          <table:table-cell office:value-type="string" table:style-name="ce1">
            <text:p>8 nodes</text:p>
          </table:table-cell>
          <table:table-cell office:value-type="string" table:style-name="ce4">
            <text:p>ref</text:p>
          </table:table-cell>
          <table:table-cell office:value-type="float" office:value="3" table:style-name="ce5">
            <text:p>3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75" table:style-name="ce1">
            <text:p>75</text:p>
          </table:table-cell>
          <table:table-cell office:value-type="float" office:value="4" table:formula="of:=[.Q62]/[.R62]" table:style-name="ce3">
            <text:p>4,00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5" table:formula="of:=[.V62]/[.W62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table:number-columns-repeated="9" table:style-name="ce1"/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16" table:formula="of:=[.W65]" table:style-name="ce1">
            <text:p>16</text:p>
          </table:table-cell>
          <table:table-cell office:value-type="float" office:value="9.375" table:formula="of:=[.Q63]/[.R63]" table:style-name="ce3">
            <text:p>9,38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63]/[.W63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C64]*(2^[.D$62])" table:style-name="ce1">
            <text:p>64</text:p>
          </table:table-cell>
          <table:table-cell office:value-type="float" office:value="4.6875" table:formula="of:=[.B64]/[.D64]" table:style-name="ce3">
            <text:p>4,69</text:p>
          </table:table-cell>
          <table:table-cell office:value-type="float" office:value="0.43593749999999998" table:formula="of:=[.E64]*0.093" table:style-name="ce1">
            <text:p>0,4359375</text:p>
          </table:table-cell>
          <table:table-cell table:number-columns-repeated="9" table:style-name="ce1"/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[.Q64]/[.R64]" table:style-name="ce3">
            <text:p>4,00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64]/[.W64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25" table:style-name="ce1">
            <text:p>225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[.C65]*(2^[.D$62])" table:style-name="ce1">
            <text:p>64</text:p>
          </table:table-cell>
          <table:table-cell office:value-type="float" office:value="3.515625" table:formula="of:=[.B65]/[.D65]" table:style-name="ce3">
            <text:p>3,52</text:p>
          </table:table-cell>
          <table:table-cell office:value-type="float" office:value="0.32695312500000001" table:formula="of:=[.E65]*0.093" table:style-name="ce1">
            <text:p>0,326953125</text:p>
          </table:table-cell>
          <table:table-cell table:number-columns-repeated="9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24000" table:formula="of:=[.R64]*[.R63]*[.R62]" table:style-name="ce1">
            <text:p>2400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40" table:formula="of:=([.V64]+[.V63]+[.V62])*2" table:style-name="ce1">
            <text:p>40</text:p>
          </table:table-cell>
          <table:table-cell office:value-type="float" office:value="16" table:formula="of:=([.W64]+[.W63]+[.W62])*2" table:style-name="ce1">
            <text:p>16</text:p>
          </table:table-cell>
          <table:table-cell office:value-type="float" office:value="2.5" table:formula="of:=[.V65]/[.W65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16" table:formula="of:=[.C66]*(2^[.D$62])" table:style-name="ce1">
            <text:p>16</text:p>
          </table:table-cell>
          <table:table-cell office:value-type="float" office:value="5" table:formula="of:=[.B66]/[.D66]" table:style-name="ce3">
            <text:p>5,00</text:p>
          </table:table-cell>
          <table:table-cell office:value-type="float" office:value="0.46499999999999997" table:formula="of:=[.E66]*0.093" table:style-name="ce1">
            <text:p>0,465</text:p>
          </table:table-cell>
          <table:table-cell table:number-columns-repeated="10" table:style-name="ce1"/>
          <table:table-cell office:value-type="string" table:style-name="ce1">
            <text:p>% of final4</text:p>
          </table:table-cell>
          <table:table-cell office:value-type="float" office:value="34.782608695652172" table:formula="of:=[.R65]/[.R49]*100" table:style-name="ce3">
            <text:p>34,7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128" table:formula="of:=[.C66]*[.C65]*[.C64]" table:style-name="ce1">
            <text:p>128</text:p>
          </table:table-cell>
          <table:table-cell office:value-type="float" office:value="65536" table:formula="of:=[.D66]*[.D65]*[.D64]" table:style-name="ce1">
            <text:p>6553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16" table:formula="of:=[.D67]/[.R7]*100" table:style-name="ce3">
            <text:p>16,00</text:p>
          </table:table-cell>
          <table:table-cell table:number-columns-repeated="12" table:style-name="ce1"/>
          <table:table-cell office:value-type="string" table:style-name="ce2">
            <text:p>final6_test</text:p>
          </table:table-cell>
          <table:table-cell office:value-type="string" table:style-name="ce1">
            <text:p>16 nodes</text:p>
          </table:table-cell>
          <table:table-cell office:value-type="string" table:style-name="ce1">
            <text:p>crash at BC</text:p>
          </table:table-cell>
          <table:table-cell table:number-columns-repeated="16366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ube 11-16</text:p>
          </table:table-cell>
          <table:table-cell table:style-name="ce1"/>
          <table:table-cell office:value-type="string" table:style-name="ce4">
            <text:p>ref</text:p>
          </table:table-cell>
          <table:table-cell office:value-type="float" office:value="4" table:style-name="ce5">
            <text:p>4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float" office:value="300" table:style-name="ce1">
            <text:p>300</text:p>
          </table:table-cell>
          <table:table-cell office:value-type="float" office:value="75" table:style-name="ce1">
            <text:p>75</text:p>
          </table:table-cell>
          <table:table-cell office:value-type="float" office:value="4" table:formula="of:=[.Q70]/[.R70]" table:style-name="ce3">
            <text:p>4,00</text:p>
          </table:table-cell>
          <table:table-cell table:style-name="ce1"/>
          <table:table-cell office:value-type="string" table:style-name="ce1">
            <text:p>y1 (+-)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2.5" table:formula="of:=[.V70]/[.W70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table:number-columns-repeated="9" table:style-name="ce1"/>
          <table:table-cell office:value-type="string" table:style-name="ce1">
            <text:p>y</text:p>
          </table:table-cell>
          <table:table-cell office:value-type="float" office:value="150" table:style-name="ce1">
            <text:p>150</text:p>
          </table:table-cell>
          <table:table-cell office:value-type="float" office:value="56" table:formula="of:=[.W73]" table:style-name="ce1">
            <text:p>56</text:p>
          </table:table-cell>
          <table:table-cell office:value-type="float" office:value="2.6785714285714284" table:formula="of:=[.Q71]/[.R71]" table:style-name="ce3">
            <text:p>2,68</text:p>
          </table:table-cell>
          <table:table-cell table:style-name="ce1"/>
          <table:table-cell office:value-type="string" table:style-name="ce1">
            <text:p>y2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71]/[.W71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20" table:style-name="ce1">
            <text:p>320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C72]*(2^[.D$70])" table:style-name="ce1">
            <text:p>64</text:p>
          </table:table-cell>
          <table:table-cell office:value-type="float" office:value="5" table:formula="of:=[.B72]/[.D72]" table:style-name="ce3">
            <text:p>5,00</text:p>
          </table:table-cell>
          <table:table-cell office:value-type="float" office:value="0.46499999999999997" table:formula="of:=[.E72]*0.093" table:style-name="ce1">
            <text:p>0,465</text:p>
          </table:table-cell>
          <table:table-cell table:number-columns-repeated="9" table:style-name="ce1"/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[.Q72]/[.R72]" table:style-name="ce3">
            <text:p>4,00</text:p>
          </table:table-cell>
          <table:table-cell table:style-name="ce1"/>
          <table:table-cell office:value-type="string" table:style-name="ce1">
            <text:p>y3 (+-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5" table:formula="of:=[.V72]/[.W72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48" table:formula="of:=[.C73]*(2^[.D$70])" table:style-name="ce1">
            <text:p>48</text:p>
          </table:table-cell>
          <table:table-cell office:value-type="float" office:value="5" table:formula="of:=[.B73]/[.D73]" table:style-name="ce3">
            <text:p>5,00</text:p>
          </table:table-cell>
          <table:table-cell office:value-type="float" office:value="0.46499999999999997" table:formula="of:=[.E73]*0.093" table:style-name="ce1">
            <text:p>0,465</text:p>
          </table:table-cell>
          <table:table-cell table:number-columns-repeated="9" table:style-name="ce1"/>
          <table:table-cell office:value-type="string" table:style-name="ce1">
            <text:p>nElements</text:p>
          </table:table-cell>
          <table:table-cell table:style-name="ce1"/>
          <table:table-cell office:value-type="float" office:value="84000" table:formula="of:=[.R72]*[.R71]*[.R70]" table:style-name="ce1">
            <text:p>84000</text:p>
          </table:table-cell>
          <table:table-cell table:style-name="ce3"/>
          <table:table-cell table:style-name="ce1"/>
          <table:table-cell office:value-type="string" table:style-name="ce1">
            <text:p>ytot</text:p>
          </table:table-cell>
          <table:table-cell office:value-type="float" office:value="140" table:formula="of:=([.V72]+[.V71]+[.V70])*2" table:style-name="ce1">
            <text:p>140</text:p>
          </table:table-cell>
          <table:table-cell office:value-type="float" office:value="56" table:formula="of:=([.W72]+[.W71]+[.W70])*2" table:style-name="ce1">
            <text:p>56</text:p>
          </table:table-cell>
          <table:table-cell office:value-type="float" office:value="2.5" table:formula="of:=[.V73]/[.W73]" table:style-name="ce3">
            <text:p>2,5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[.C74]*(2^[.D$70])" table:style-name="ce1">
            <text:p>16</text:p>
          </table:table-cell>
          <table:table-cell office:value-type="float" office:value="5" table:formula="of:=[.B74]/[.D74]" table:style-name="ce3">
            <text:p>5,00</text:p>
          </table:table-cell>
          <table:table-cell office:value-type="float" office:value="0.46499999999999997" table:formula="of:=[.E74]*0.093" table:style-name="ce1">
            <text:p>0,465</text:p>
          </table:table-cell>
          <table:table-cell table:number-columns-repeated="10" table:style-name="ce1"/>
          <table:table-cell office:value-type="string" table:style-name="ce1">
            <text:p>% of final4_test</text:p>
          </table:table-cell>
          <table:table-cell office:value-type="float" office:value="350" table:formula="of:=[.R73]/[.R57]*100" table:style-name="ce3">
            <text:p>350,0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12" table:formula="of:=[.C74]*[.C73]*[.C72]" table:style-name="ce1">
            <text:p>12</text:p>
          </table:table-cell>
          <table:table-cell office:value-type="float" office:value="49152" table:formula="of:=[.D74]*[.D73]*[.D72]" table:style-name="ce1">
            <text:p>4915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12" table:formula="of:=[.D75]/[.R7]*100" table:style-name="ce3">
            <text:p>12,00</text:p>
          </table:table-cell>
          <table:table-cell table:style-name="ce1"/>
          <table:table-cell office:value-type="string" table:style-name="ce1">
            <text:p>recommended nodes</text:p>
          </table:table-cell>
          <table:table-cell office:value-type="float" office:value="6.1440000000000001" table:formula="of:=[.D75]/[.D84]" table:style-name="ce1">
            <text:p>6,144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ecommended elements per node</text:p>
          </table:table-cell>
          <table:table-cell table:style-name="ce1"/>
          <table:table-cell office:value-type="string" table:style-name="ce1">
            <text:p>P=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ints per process</text:p>
          </table:table-cell>
          <table:table-cell office:value-type="float" office:value="8000" table:style-name="ce6">
            <text:p>8,00E+03</text:p>
          </table:table-cell>
          <table:table-cell office:value-type="string" table:style-name="ce1">
            <text:p>points per node</text:p>
          </table:table-cell>
          <table:table-cell office:value-type="float" office:value="512000" table:formula="of:=[.B80]*[.B82]" table:style-name="ce1">
            <text:p>512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ints per cell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ells per process</text:p>
          </table:table-cell>
          <table:table-cell office:value-type="float" office:value="125" table:formula="of:=[.B80]/[.B81]" table:style-name="ce1">
            <text:p>1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cesses per node</text:p>
          </table:table-cell>
          <table:table-cell office:value-type="float" office:value="64" table:style-name="ce1">
            <text:p>6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lls local</text:p>
          </table:table-cell>
          <table:table-cell office:value-type="float" office:value="1500" table:formula="of:=[.D81]*[.B85]" table:style-name="ce1">
            <text:p>1500</text:p>
          </table:table-cell>
          <table:table-cell office:value-type="string" table:style-name="ce1">
            <text:p>cells per omni node</text:p>
          </table:table-cell>
          <table:table-cell office:value-type="float" office:value="8000" table:formula="of:=[.D85]*[.D81]" table:style-name="ce1">
            <text:p>8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cal process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ode processes</text:p>
          </table:table-cell>
          <table:table-cell office:value-type="float" office:value="64" table:style-name="ce1">
            <text:p>64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ube 11-20</text:p>
          </table:table-cell>
          <table:table-cell table:style-name="ce1"/>
          <table:table-cell office:value-type="string" table:style-name="ce4">
            <text:p>ref</text:p>
          </table:table-cell>
          <table:table-cell office:value-type="float" office:value="4" table:style-name="ce5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table:style-name="ce1"/>
          <table:table-cell office:value-type="string" table:style-name="ce1">
            <text:p>P=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" table:style-name="ce1">
            <text:p>172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C91]*(2^[.D$89])" table:style-name="ce1">
            <text:p>64</text:p>
          </table:table-cell>
          <table:table-cell office:value-type="float" office:value="2.6875" table:formula="of:=[.B91]/[.D91]" table:style-name="ce3">
            <text:p>2,69</text:p>
          </table:table-cell>
          <table:table-cell office:value-type="float" office:value="0.24993750000000001" table:formula="of:=[.E91]*0.093" table:style-name="ce1">
            <text:p>0,2499375</text:p>
          </table:table-cell>
          <table:table-cell table:style-name="ce1"/>
          <table:table-cell office:value-type="float" office:value="86" table:formula="of:=[.B91]/2" table:style-name="ce1">
            <text:p>86</text:p>
          </table:table-cell>
          <table:table-cell office:value-type="float" office:value="256" table:style-name="ce1">
            <text:p>256</text:p>
          </table:table-cell>
          <table:table-cell office:value-type="float" office:value="128" table:formula="of:=[.I91]/2" table:style-name="ce1">
            <text:p>128</text:p>
          </table:table-cell>
          <table:table-cell office:value-type="float" office:value="64" table:formula="of:=[.J91]/2" table:style-name="ce1">
            <text:p>64</text:p>
          </table:table-cell>
          <table:table-cell office:value-type="float" office:value="32" table:formula="of:=[.K91]/2" table:style-name="ce1">
            <text:p>32</text:p>
          </table:table-cell>
          <table:table-cell office:value-type="float" office:value="16" table:formula="of:=[.L91]/2" table:style-name="ce1">
            <text:p>16</text:p>
          </table:table-cell>
          <table:table-cell office:value-type="float" office:value="8" table:formula="of:=[.M91]/2" table:style-name="ce1">
            <text:p>8</text:p>
          </table:table-cell>
          <table:table-cell office:value-type="float" office:value="4" table:formula="of:=[.N91]/2" table:style-name="ce1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48" table:formula="of:=[.C92]*(2^[.D$89])" table:style-name="ce1">
            <text:p>48</text:p>
          </table:table-cell>
          <table:table-cell office:value-type="float" office:value="2.6875" table:formula="of:=[.B92]/[.D92]" table:style-name="ce3">
            <text:p>2,69</text:p>
          </table:table-cell>
          <table:table-cell office:value-type="float" office:value="0.24993750000000001" table:formula="of:=[.E92]*0.093" table:style-name="ce1">
            <text:p>0,2499375</text:p>
          </table:table-cell>
          <table:table-cell table:style-name="ce1"/>
          <table:table-cell office:value-type="float" office:value="64.5" table:formula="of:=[.B92]/2" table:style-name="ce1">
            <text:p>64,5</text:p>
          </table:table-cell>
          <table:table-cell office:value-type="float" office:value="192" table:style-name="ce1">
            <text:p>192</text:p>
          </table:table-cell>
          <table:table-cell office:value-type="float" office:value="96" table:formula="of:=[.I92]/2" table:style-name="ce1">
            <text:p>96</text:p>
          </table:table-cell>
          <table:table-cell office:value-type="float" office:value="48" table:formula="of:=[.J92]/2" table:style-name="ce1">
            <text:p>48</text:p>
          </table:table-cell>
          <table:table-cell office:value-type="float" office:value="24" table:formula="of:=[.K92]/2" table:style-name="ce1">
            <text:p>24</text:p>
          </table:table-cell>
          <table:table-cell office:value-type="float" office:value="12" table:formula="of:=[.L92]/2" table:style-name="ce1">
            <text:p>12</text:p>
          </table:table-cell>
          <table:table-cell office:value-type="float" office:value="6" table:formula="of:=[.M92]/2" table:style-name="ce1">
            <text:p>6</text:p>
          </table:table-cell>
          <table:table-cell office:value-type="float" office:value="3" table:formula="of:=[.N92]/2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[.C93]*(2^[.D$89])" table:style-name="ce1">
            <text:p>32</text:p>
          </table:table-cell>
          <table:table-cell office:value-type="float" office:value="2.6875" table:formula="of:=[.B93]/[.D93]" table:style-name="ce3">
            <text:p>2,69</text:p>
          </table:table-cell>
          <table:table-cell office:value-type="float" office:value="0.24993750000000001" table:formula="of:=[.E93]*0.093" table:style-name="ce1">
            <text:p>0,2499375</text:p>
          </table:table-cell>
          <table:table-cell table:style-name="ce1"/>
          <table:table-cell office:value-type="float" office:value="43" table:formula="of:=[.B93]/2" table:style-name="ce1">
            <text:p>43</text:p>
          </table:table-cell>
          <table:table-cell office:value-type="float" office:value="128" table:style-name="ce1">
            <text:p>128</text:p>
          </table:table-cell>
          <table:table-cell office:value-type="float" office:value="64" table:formula="of:=[.I93]/2" table:style-name="ce1">
            <text:p>64</text:p>
          </table:table-cell>
          <table:table-cell office:value-type="float" office:value="32" table:formula="of:=[.J93]/2" table:style-name="ce1">
            <text:p>32</text:p>
          </table:table-cell>
          <table:table-cell office:value-type="float" office:value="16" table:formula="of:=[.K93]/2" table:style-name="ce1">
            <text:p>16</text:p>
          </table:table-cell>
          <table:table-cell office:value-type="float" office:value="8" table:formula="of:=[.L93]/2" table:style-name="ce1">
            <text:p>8</text:p>
          </table:table-cell>
          <table:table-cell office:value-type="float" office:value="4" table:formula="of:=[.M93]/2" table:style-name="ce1">
            <text:p>4</text:p>
          </table:table-cell>
          <table:table-cell office:value-type="float" office:value="2" table:formula="of:=[.N93]/2" table:style-name="ce1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24" table:formula="of:=[.C93]*[.C92]*[.C91]" table:style-name="ce1">
            <text:p>24</text:p>
          </table:table-cell>
          <table:table-cell office:value-type="float" office:value="98304" table:formula="of:=[.D93]*[.D92]*[.D91]" table:style-name="ce1">
            <text:p>9830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0" table:formula="of:=[.D94]/[.R26]*100" table:style-name="ce3">
            <text:p>#DIV/0!</text:p>
          </table:table-cell>
          <table:table-cell table:style-name="ce1"/>
          <table:table-cell office:value-type="string" table:style-name="ce1">
            <text:p>recommended nodes</text:p>
          </table:table-cell>
          <table:table-cell office:value-type="float" office:value="12.288" table:formula="of:=[.D94]/[.D84]" table:style-name="ce1">
            <text:p>12,28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ube 11-20 glc</text:p>
          </table:table-cell>
          <table:table-cell table:style-name="ce8"/>
          <table:table-cell office:value-type="string" table:style-name="ce9">
            <text:p>ref</text:p>
          </table:table-cell>
          <table:table-cell office:value-type="float" office:value="4" table:style-name="ce10">
            <text:p>4</text:p>
          </table:table-cell>
          <table:table-cell table:number-columns-repeated="4" table:style-name="ce8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-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Del-DOF min</text:p>
          </table:table-cell>
          <table:table-cell office:value-type="string" table:style-name="ce13">
            <text:p>Del-DOF max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x</text:p>
          </table:table-cell>
          <table:table-cell office:value-type="float" office:value="160" table:formula="of:=[.D99]*2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80" table:formula="of:=[.C99]*(2^[.D97])" table:style-name="ce1">
            <text:p>80</text:p>
          </table:table-cell>
          <table:table-cell office:value-type="float" office:value="2" table:formula="of:=[.B99]/[.D99]" table:style-name="ce3">
            <text:p>2,00</text:p>
          </table:table-cell>
          <table:table-cell office:value-type="float" office:value="0.186" table:formula="of:=[.E99]*0.093" table:style-name="ce1">
            <text:p>0,186</text:p>
          </table:table-cell>
          <table:table-cell office:value-type="float" office:value="80" table:formula="of:=[.B99]/2" table:style-name="ce1">
            <text:p>80</text:p>
          </table:table-cell>
          <table:table-cell office:value-type="float" office:value="0.29289290400000001" table:formula="of:=[.E99]*0.146446452" table:style-name="ce3">
            <text:p>0,29</text:p>
          </table:table-cell>
          <table:table-cell office:value-type="float" office:value="0.70710709599999999" table:formula="of:=[.E99]*0.353553548" table:style-name="ce14">
            <text:p>0,7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y</text:p>
          </table:table-cell>
          <table:table-cell office:value-type="float" office:value="128" table:formula="of:=[.D100]*2" table:style-name="ce1">
            <text:p>128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C100]*(2^[.D97])" table:style-name="ce1">
            <text:p>64</text:p>
          </table:table-cell>
          <table:table-cell office:value-type="float" office:value="2" table:formula="of:=[.B100]/[.D100]" table:style-name="ce3">
            <text:p>2,00</text:p>
          </table:table-cell>
          <table:table-cell office:value-type="float" office:value="0.186" table:formula="of:=[.E100]*0.093" table:style-name="ce1">
            <text:p>0,186</text:p>
          </table:table-cell>
          <table:table-cell office:value-type="float" office:value="64" table:formula="of:=[.B100]/2" table:style-name="ce1">
            <text:p>64</text:p>
          </table:table-cell>
          <table:table-cell office:value-type="float" office:value="0.29289290400000001" table:formula="of:=[.E100]*0.146446452" table:style-name="ce3">
            <text:p>0,29</text:p>
          </table:table-cell>
          <table:table-cell office:value-type="float" office:value="0.70710709599999999" table:formula="of:=[.E100]*0.353553548" table:style-name="ce14">
            <text:p>0,7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z</text:p>
          </table:table-cell>
          <table:table-cell office:value-type="float" office:value="96" table:formula="of:=[.D101]*2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48" table:formula="of:=[.C101]*(2^[.D97])" table:style-name="ce1">
            <text:p>48</text:p>
          </table:table-cell>
          <table:table-cell office:value-type="float" office:value="2" table:formula="of:=[.B101]/[.D101]" table:style-name="ce3">
            <text:p>2,00</text:p>
          </table:table-cell>
          <table:table-cell office:value-type="float" office:value="0.186" table:formula="of:=[.E101]*0.093" table:style-name="ce1">
            <text:p>0,186</text:p>
          </table:table-cell>
          <table:table-cell office:value-type="float" office:value="48" table:formula="of:=[.B101]/2" table:style-name="ce1">
            <text:p>48</text:p>
          </table:table-cell>
          <table:table-cell office:value-type="float" office:value="0.29289290400000001" table:formula="of:=[.E101]*0.146446452" table:style-name="ce3">
            <text:p>0,29</text:p>
          </table:table-cell>
          <table:table-cell office:value-type="float" office:value="0.70710709599999999" table:formula="of:=[.E101]*0.353553548" table:style-name="ce14">
            <text:p>0,7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nElements</text:p>
          </table:table-cell>
          <table:table-cell table:style-name="ce1"/>
          <table:table-cell office:value-type="float" office:value="60" table:formula="of:=[.C101]*[.C100]*[.C99]" table:style-name="ce1">
            <text:p>60</text:p>
          </table:table-cell>
          <table:table-cell office:value-type="float" office:value="245760" table:formula="of:=[.D101]*[.D100]*[.D99]" table:style-name="ce1">
            <text:p>245760</text:p>
          </table:table-cell>
          <table:table-cell table:number-columns-repeated="4" table:style-name="ce1"/>
          <table:table-cell table:style-name="ce13"/>
          <table:table-cell table:number-columns-repeated="16375"/>
        </table:table-row>
        <table:table-row table:style-name="ro1">
          <table:table-cell table:style-name="ce15"/>
          <table:table-cell office:value-type="string" table:style-name="ce16">
            <text:p>% of final_fine</text:p>
          </table:table-cell>
          <table:table-cell office:value-type="float" office:value="351085.71428571426" table:formula="of:=[.D102]/[.R34]*100" table:style-name="ce17">
            <text:p>351.085,71</text:p>
          </table:table-cell>
          <table:table-cell table:style-name="ce16"/>
          <table:table-cell office:value-type="string" table:style-name="ce16">
            <text:p>recommended nodes</text:p>
          </table:table-cell>
          <table:table-cell office:value-type="float" office:value="30.72" table:formula="of:=[.D102]/[.$D$84]" table:style-name="ce16">
            <text:p>30,72</text:p>
          </table:table-cell>
          <table:table-cell table:number-columns-repeated="2" table:style-name="ce16"/>
          <table:table-cell table:style-name="ce1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be 11-20 equi</text:p>
          </table:table-cell>
          <table:table-cell table:style-name="ce1"/>
          <table:table-cell office:value-type="string" table:style-name="ce4">
            <text:p>ref</text:p>
          </table:table-cell>
          <table:table-cell office:value-type="float" office:value="4" table:style-name="ce5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-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Del-DOF min</text:p>
          </table:table-cell>
          <table:table-cell office:value-type="string" table:style-name="ce1">
            <text:p>Del-DOF max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60" table:formula="of:=[.D107]*2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80" table:formula="of:=[.C107]*(2^[.D105])" table:style-name="ce1">
            <text:p>80</text:p>
          </table:table-cell>
          <table:table-cell office:value-type="float" office:value="2" table:formula="of:=[.B107]/[.D107]" table:style-name="ce3">
            <text:p>2,00</text:p>
          </table:table-cell>
          <table:table-cell office:value-type="float" office:value="0.186" table:formula="of:=[.E107]*0.093" table:style-name="ce1">
            <text:p>0,186</text:p>
          </table:table-cell>
          <table:table-cell office:value-type="float" office:value="80" table:formula="of:=[.B107]/2" table:style-name="ce1">
            <text:p>80</text:p>
          </table:table-cell>
          <table:table-cell office:value-type="float" office:value="0.5" table:formula="of:=[.E107]/4" table:style-name="ce1">
            <text:p>0,5</text:p>
          </table:table-cell>
          <table:table-cell office:value-type="float" office:value="0.5" table:formula="of:=[.E107]/4" table:style-name="ce1">
            <text:p>0,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128" table:formula="of:=[.D108]*2" table:style-name="ce1">
            <text:p>128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C108]*(2^[.D105])" table:style-name="ce1">
            <text:p>64</text:p>
          </table:table-cell>
          <table:table-cell office:value-type="float" office:value="2" table:formula="of:=[.B108]/[.D108]" table:style-name="ce3">
            <text:p>2,00</text:p>
          </table:table-cell>
          <table:table-cell office:value-type="float" office:value="0.186" table:formula="of:=[.E108]*0.093" table:style-name="ce1">
            <text:p>0,186</text:p>
          </table:table-cell>
          <table:table-cell office:value-type="float" office:value="64" table:formula="of:=[.B108]/2" table:style-name="ce1">
            <text:p>64</text:p>
          </table:table-cell>
          <table:table-cell office:value-type="float" office:value="0.5" table:formula="of:=[.E108]/4" table:style-name="ce1">
            <text:p>0,5</text:p>
          </table:table-cell>
          <table:table-cell office:value-type="float" office:value="0.5" table:formula="of:=[.E108]/4" table:style-name="ce1">
            <text:p>0,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96" table:formula="of:=[.D109]*2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48" table:formula="of:=[.C109]*(2^[.D105])" table:style-name="ce1">
            <text:p>48</text:p>
          </table:table-cell>
          <table:table-cell office:value-type="float" office:value="2" table:formula="of:=[.B109]/[.D109]" table:style-name="ce3">
            <text:p>2,00</text:p>
          </table:table-cell>
          <table:table-cell office:value-type="float" office:value="0.186" table:formula="of:=[.E109]*0.093" table:style-name="ce1">
            <text:p>0,186</text:p>
          </table:table-cell>
          <table:table-cell office:value-type="float" office:value="48" table:formula="of:=[.B109]/2" table:style-name="ce1">
            <text:p>48</text:p>
          </table:table-cell>
          <table:table-cell office:value-type="float" office:value="0.5" table:formula="of:=[.E109]/4" table:style-name="ce1">
            <text:p>0,5</text:p>
          </table:table-cell>
          <table:table-cell office:value-type="float" office:value="0.5" table:formula="of:=[.E109]/4" table:style-name="ce1">
            <text:p>0,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60" table:formula="of:=[.C109]*[.C108]*[.C107]" table:style-name="ce1">
            <text:p>60</text:p>
          </table:table-cell>
          <table:table-cell office:value-type="float" office:value="245760" table:formula="of:=[.D109]*[.D108]*[.D107]" table:style-name="ce1">
            <text:p>24576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271146.92525252525" table:formula="of:=[.D110]/[.R42]*100" table:style-name="ce3">
            <text:p>271.146,93</text:p>
          </table:table-cell>
          <table:table-cell table:style-name="ce1"/>
          <table:table-cell office:value-type="string" table:style-name="ce1">
            <text:p>recommended nodes</text:p>
          </table:table-cell>
          <table:table-cell office:value-type="float" office:value="30.72" table:formula="of:=[.D110]/[.$D$84]" table:style-name="ce1">
            <text:p>30,72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recommended elements per node</text:p>
          </table:table-cell>
          <table:table-cell table:style-name="ce1"/>
          <table:table-cell office:value-type="string" table:style-name="ce1">
            <text:p>P=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ints per process</text:p>
          </table:table-cell>
          <table:table-cell office:value-type="float" office:value="9000" table:style-name="ce6">
            <text:p>9,00E+03</text:p>
          </table:table-cell>
          <table:table-cell office:value-type="string" table:style-name="ce1">
            <text:p>points per node</text:p>
          </table:table-cell>
          <table:table-cell office:value-type="float" office:value="576000" table:formula="of:=[.B116]*[.B118]" table:style-name="ce1">
            <text:p>576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ints per cell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cells per process</text:p>
          </table:table-cell>
          <table:table-cell office:value-type="float" office:value="66.666666666666671" table:formula="of:=[.B116]/[.B117]" table:style-name="ce3">
            <text:p>66,6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cesses per node</text:p>
          </table:table-cell>
          <table:table-cell office:value-type="float" office:value="64" table:style-name="ce1">
            <text:p>6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lls local</text:p>
          </table:table-cell>
          <table:table-cell office:value-type="float" office:value="800" table:formula="of:=[.D117]*[.B121]" table:style-name="ce3">
            <text:p>800,00</text:p>
          </table:table-cell>
          <table:table-cell office:value-type="string" table:style-name="ce1">
            <text:p>cells per omni node</text:p>
          </table:table-cell>
          <table:table-cell office:value-type="float" office:value="4266.666666666667" table:formula="of:=[.D121]*[.D117]" table:style-name="ce3">
            <text:p>4.266,6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cal process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ode processes</text:p>
          </table:table-cell>
          <table:table-cell office:value-type="float" office:value="64" table:style-name="ce1">
            <text:p>6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be 11-22 p5</text:p>
          </table:table-cell>
          <table:table-cell table:style-name="ce1"/>
          <table:table-cell office:value-type="string" table:style-name="ce4">
            <text:p>ref</text:p>
          </table:table-cell>
          <table:table-cell office:value-type="float" office:value="4" table:style-name="ce5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-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Del-DOF min</text:p>
          </table:table-cell>
          <table:table-cell office:value-type="string" table:style-name="ce1">
            <text:p>Del-DOF ma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72" table:style-name="ce1">
            <text:p>172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C125]*(2^[.D123])" table:style-name="ce1">
            <text:p>64</text:p>
          </table:table-cell>
          <table:table-cell office:value-type="float" office:value="2.6875" table:formula="of:=[.B125]/[.D125]" table:style-name="ce3">
            <text:p>2,69</text:p>
          </table:table-cell>
          <table:table-cell office:value-type="float" office:value="0.24993750000000001" table:formula="of:=[.E125]*0.093" table:style-name="ce1">
            <text:p>0,2499375</text:p>
          </table:table-cell>
          <table:table-cell office:value-type="float" office:value="86" table:formula="of:=[.B125]/2" table:style-name="ce1">
            <text:p>86</text:p>
          </table:table-cell>
          <table:table-cell office:value-type="float" office:value="0.256633" table:style-name="ce1">
            <text:p>0,256633</text:p>
          </table:table-cell>
          <table:table-cell office:value-type="float" office:value="0.83048299999999997" table:style-name="ce1">
            <text:p>0,83048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48" table:formula="of:=[.C126]*(2^[.D123])" table:style-name="ce1">
            <text:p>48</text:p>
          </table:table-cell>
          <table:table-cell office:value-type="float" office:value="2.6875" table:formula="of:=[.B126]/[.D126]" table:style-name="ce3">
            <text:p>2,69</text:p>
          </table:table-cell>
          <table:table-cell office:value-type="float" office:value="0.24993750000000001" table:formula="of:=[.E126]*0.093" table:style-name="ce1">
            <text:p>0,2499375</text:p>
          </table:table-cell>
          <table:table-cell office:value-type="float" office:value="64.5" table:formula="of:=[.B126]/2" table:style-name="ce1">
            <text:p>64,5</text:p>
          </table:table-cell>
          <table:table-cell office:value-type="float" office:value="0.256633" table:style-name="ce1">
            <text:p>0,256633</text:p>
          </table:table-cell>
          <table:table-cell office:value-type="float" office:value="0.83048299999999997" table:style-name="ce1">
            <text:p>0,830483</text:p>
          </table:table-cell>
          <table:table-cell table:number-columns-repeated="2" table:style-name="ce1"/>
          <table:table-cell office:value-type="float" office:value="6" table:formula="of:=120/20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[.C127]*(2^[.D123])" table:style-name="ce1">
            <text:p>32</text:p>
          </table:table-cell>
          <table:table-cell office:value-type="float" office:value="2.6875" table:formula="of:=[.B127]/[.D127]" table:style-name="ce3">
            <text:p>2,69</text:p>
          </table:table-cell>
          <table:table-cell office:value-type="float" office:value="0.24993750000000001" table:formula="of:=[.E127]*0.093" table:style-name="ce1">
            <text:p>0,2499375</text:p>
          </table:table-cell>
          <table:table-cell office:value-type="float" office:value="43" table:formula="of:=[.B127]/2" table:style-name="ce1">
            <text:p>43</text:p>
          </table:table-cell>
          <table:table-cell office:value-type="float" office:value="0.256633" table:style-name="ce1">
            <text:p>0,256633</text:p>
          </table:table-cell>
          <table:table-cell office:value-type="float" office:value="0.83048299999999997" table:style-name="ce1">
            <text:p>0,83048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lements</text:p>
          </table:table-cell>
          <table:table-cell table:style-name="ce1"/>
          <table:table-cell office:value-type="float" office:value="24" table:formula="of:=[.C127]*[.C126]*[.C125]" table:style-name="ce1">
            <text:p>24</text:p>
          </table:table-cell>
          <table:table-cell office:value-type="float" office:value="98304" table:formula="of:=[.D127]*[.D126]*[.D125]" table:style-name="ce1">
            <text:p>9830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% of final_fine</text:p>
          </table:table-cell>
          <table:table-cell office:value-type="float" office:value="583555.33913043479" table:formula="of:=[.D128]/[.R50]*100" table:style-name="ce3">
            <text:p>583.555,34</text:p>
          </table:table-cell>
          <table:table-cell table:style-name="ce1"/>
          <table:table-cell office:value-type="string" table:style-name="ce1">
            <text:p>recommended nodes</text:p>
          </table:table-cell>
          <table:table-cell office:value-type="float" office:value="23.04" table:formula="of:=[.D128]/[.$D$120]" table:style-name="ce1">
            <text:p>23,04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point: 13665792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cells: 98304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Cube 01-08 glc</text:p>
          </table:table-cell>
          <table:table-cell table:style-name="ce8"/>
          <table:table-cell office:value-type="string" table:style-name="ce9">
            <text:p>ref</text:p>
          </table:table-cell>
          <table:table-cell office:value-type="float" office:value="1" table:style-name="ce10">
            <text:p>1</text:p>
          </table:table-cell>
          <table:table-cell table:number-columns-repeated="4" table:style-name="ce8"/>
          <table:table-cell table:style-name="ce11"/>
          <table:table-cell table:number-columns-repeated="16375" table:style-name="ce1"/>
        </table:table-row>
        <table:table-row table:style-name="ro1">
          <table:table-cell office:value-type="string" table:style-name="ce12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-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Del-DOF min</text:p>
          </table:table-cell>
          <table:table-cell office:value-type="string" table:style-name="ce13">
            <text:p>Del-DOF ma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x</text:p>
          </table:table-cell>
          <table:table-cell office:value-type="float" office:value="160" table:style-name="ce1">
            <text:p>160</text:p>
          </table:table-cell>
          <table:table-cell office:value-type="float" office:value="36" table:style-name="ce1">
            <text:p>36</text:p>
          </table:table-cell>
          <table:table-cell office:value-type="float" office:value="72" table:formula="of:=[.C136]*(2^[.D134])" table:style-name="ce1">
            <text:p>72</text:p>
          </table:table-cell>
          <table:table-cell office:value-type="float" office:value="2.2222222222222223" table:formula="of:=[.B136]/[.D136]" table:style-name="ce3">
            <text:p>2,22</text:p>
          </table:table-cell>
          <table:table-cell office:value-type="float" office:value="0.20666666666666667" table:formula="of:=[.E136]*0.093" table:style-name="ce1">
            <text:p>0,206666667</text:p>
          </table:table-cell>
          <table:table-cell office:value-type="float" office:value="80" table:formula="of:=[.B136]/2" table:style-name="ce1">
            <text:p>80</text:p>
          </table:table-cell>
          <table:table-cell office:value-type="float" office:value="0.32543655999999999" table:formula="of:=[.H99]*[.F136]/[.F99]" table:style-name="ce3">
            <text:p>0,33</text:p>
          </table:table-cell>
          <table:table-cell office:value-type="float" office:value="0.78567455111111117" table:formula="of:=[.I99]*[.F136]/[.F99]" table:style-name="ce3">
            <text:p>0,79</text:p>
          </table:table-cell>
          <table:table-cell office:value-type="float" office:value="0.55555555555555558" table:formula="of:=([.H136]+[.I136])/2" table:style-name="ce1">
            <text:p>0,55555555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y</text:p>
          </table:table-cell>
          <table:table-cell office:value-type="float" office:value="160" table:style-name="ce1">
            <text:p>160</text:p>
          </table:table-cell>
          <table:table-cell office:value-type="float" office:value="36" table:formula="of:=[.C136]" table:style-name="ce1">
            <text:p>36</text:p>
          </table:table-cell>
          <table:table-cell office:value-type="float" office:value="72" table:formula="of:=[.C137]*(2^[.D134])" table:style-name="ce1">
            <text:p>72</text:p>
          </table:table-cell>
          <table:table-cell office:value-type="float" office:value="2.2222222222222223" table:formula="of:=[.B137]/[.D137]" table:style-name="ce3">
            <text:p>2,22</text:p>
          </table:table-cell>
          <table:table-cell office:value-type="float" office:value="0.20666666666666667" table:formula="of:=[.E137]*0.093" table:style-name="ce1">
            <text:p>0,206666667</text:p>
          </table:table-cell>
          <table:table-cell office:value-type="float" office:value="80" table:formula="of:=[.B137]/2" table:style-name="ce1">
            <text:p>80</text:p>
          </table:table-cell>
          <table:table-cell office:value-type="float" office:value="0.32543655999999999" table:formula="of:=[.H100]*[.F137]/[.F100]" table:style-name="ce3">
            <text:p>0,33</text:p>
          </table:table-cell>
          <table:table-cell office:value-type="float" office:value="0.78567455111111117" table:formula="of:=[.I100]*[.F137]/[.F100]" table:style-name="ce3">
            <text:p>0,79</text:p>
          </table:table-cell>
          <table:table-cell office:value-type="float" office:value="0.55555555555555558" table:formula="of:=([.H137]+[.I137])/2" table:style-name="ce1">
            <text:p>0,55555555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z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44" table:formula="of:=[.C138]*(2^[.D134])" table:style-name="ce1">
            <text:p>44</text:p>
          </table:table-cell>
          <table:table-cell office:value-type="float" office:value="2.2272727272727271" table:formula="of:=[.B138]/[.D138]" table:style-name="ce3">
            <text:p>2,23</text:p>
          </table:table-cell>
          <table:table-cell office:value-type="float" office:value="0.20713636363636362" table:formula="of:=[.E138]*0.093" table:style-name="ce1">
            <text:p>0,207136364</text:p>
          </table:table-cell>
          <table:table-cell office:value-type="float" office:value="49" table:formula="of:=[.B138]/2" table:style-name="ce1">
            <text:p>49</text:p>
          </table:table-cell>
          <table:table-cell office:value-type="float" office:value="0.32617618854545455" table:formula="of:=[.H101]*[.F138]/[.F101]" table:style-name="ce3">
            <text:p>0,33</text:p>
          </table:table-cell>
          <table:table-cell office:value-type="float" office:value="0.78746017509090904" table:formula="of:=[.I101]*[.F138]/[.F101]" table:style-name="ce3">
            <text:p>0,79</text:p>
          </table:table-cell>
          <table:table-cell office:value-type="float" office:value="0.55681818181818177" table:formula="of:=([.H138]+[.I138])/2" table:style-name="ce1">
            <text:p>0,556818182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nElements</text:p>
          </table:table-cell>
          <table:table-cell table:style-name="ce1"/>
          <table:table-cell office:value-type="float" office:value="28512" table:formula="of:=[.C138]*[.C137]*[.C136]" table:style-name="ce1">
            <text:p>28512</text:p>
          </table:table-cell>
          <table:table-cell office:value-type="float" office:value="228096" table:formula="of:=[.D138]*[.D137]*[.D136]" table:style-name="ce1">
            <text:p>228096</text:p>
          </table:table-cell>
          <table:table-cell table:number-columns-repeated="4" table:style-name="ce1"/>
          <table:table-cell table:style-name="ce13"/>
          <table:table-cell table:number-columns-repeated="16375" table:style-name="ce1"/>
        </table:table-row>
        <table:table-row table:style-name="ro1">
          <table:table-cell table:style-name="ce15"/>
          <table:table-cell office:value-type="string" table:style-name="ce16">
            <text:p>% of final_fine</text:p>
          </table:table-cell>
          <table:table-cell office:value-type="float" office:value="407314.28571428574" table:formula="of:=[.D139]/[.R71]*100" table:style-name="ce17">
            <text:p>407.314,29</text:p>
          </table:table-cell>
          <table:table-cell table:style-name="ce16"/>
          <table:table-cell office:value-type="string" table:style-name="ce16">
            <text:p>recommended nodes</text:p>
          </table:table-cell>
          <table:table-cell office:value-type="float" office:value="28.512" table:formula="of:=[.D139]/[.$D$84]" table:style-name="ce16">
            <text:p>28,512</text:p>
          </table:table-cell>
          <table:table-cell table:number-columns-repeated="2" table:style-name="ce16"/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ube 02-15 incomp</text:p>
          </table:table-cell>
          <table:table-cell table:style-name="ce8"/>
          <table:table-cell office:value-type="string" table:style-name="ce9">
            <text:p>ref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table:style-name="ce11"/>
          <table:table-cell table:number-columns-repeated="16375" table:style-name="ce1"/>
        </table:table-row>
        <table:table-row table:style-name="ro1">
          <table:table-cell office:value-type="string" table:style-name="ce12">
            <text:p>ref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-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lta/dT0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Del-DOF min</text:p>
          </table:table-cell>
          <table:table-cell office:value-type="string" table:style-name="ce13">
            <text:p>Del-DOF ma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x</text:p>
          </table:table-cell>
          <table:table-cell office:value-type="float" office:value="144" table:formula="of:=[.E$142]*[.C144]*2" table:style-name="ce1">
            <text:p>144</text:p>
          </table:table-cell>
          <table:table-cell office:value-type="float" office:value="36" table:style-name="ce1">
            <text:p>36</text:p>
          </table:table-cell>
          <table:table-cell office:value-type="float" office:value="72" table:formula="of:=[.C144]*(2^[.D142])" table:style-name="ce1">
            <text:p>72</text:p>
          </table:table-cell>
          <table:table-cell office:value-type="float" office:value="2" table:formula="of:=[.E$142]" table:style-name="ce3">
            <text:p>2,00</text:p>
          </table:table-cell>
          <table:table-cell office:value-type="float" office:value="0.186" table:formula="of:=[.E144]*0.093" table:style-name="ce1">
            <text:p>0,186</text:p>
          </table:table-cell>
          <table:table-cell office:value-type="float" office:value="72" table:formula="of:=[.B144]/2" table:style-name="ce1">
            <text:p>72</text:p>
          </table:table-cell>
          <table:table-cell office:value-type="float" office:value="0.5" table:formula="of:=[.H107]*[.F144]/[.F107]" table:style-name="ce3">
            <text:p>0,50</text:p>
          </table:table-cell>
          <table:table-cell office:value-type="float" office:value="0.5" table:formula="of:=[.I107]*[.F144]/[.F107]" table:style-name="ce3">
            <text:p>0,50</text:p>
          </table:table-cell>
          <table:table-cell office:value-type="float" office:value="0.5" table:formula="of:=([.H144]+[.I144])/2" table:style-name="ce1">
            <text:p>0,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y</text:p>
          </table:table-cell>
          <table:table-cell office:value-type="float" office:value="144" table:formula="of:=[.E$142]*[.C145]*2" table:style-name="ce1">
            <text:p>144</text:p>
          </table:table-cell>
          <table:table-cell office:value-type="float" office:value="36" table:formula="of:=[.C144]" table:style-name="ce1">
            <text:p>36</text:p>
          </table:table-cell>
          <table:table-cell office:value-type="float" office:value="72" table:formula="of:=[.C145]*(2^[.D142])" table:style-name="ce1">
            <text:p>72</text:p>
          </table:table-cell>
          <table:table-cell office:value-type="float" office:value="2" table:formula="of:=[.E$142]" table:style-name="ce3">
            <text:p>2,00</text:p>
          </table:table-cell>
          <table:table-cell office:value-type="float" office:value="0.186" table:formula="of:=[.E145]*0.093" table:style-name="ce1">
            <text:p>0,186</text:p>
          </table:table-cell>
          <table:table-cell office:value-type="float" office:value="72" table:formula="of:=[.B145]/2" table:style-name="ce1">
            <text:p>72</text:p>
          </table:table-cell>
          <table:table-cell office:value-type="float" office:value="0.5" table:formula="of:=[.H108]*[.F145]/[.F108]" table:style-name="ce3">
            <text:p>0,50</text:p>
          </table:table-cell>
          <table:table-cell office:value-type="float" office:value="0.5" table:formula="of:=[.I108]*[.F145]/[.F108]" table:style-name="ce3">
            <text:p>0,50</text:p>
          </table:table-cell>
          <table:table-cell office:value-type="float" office:value="0.5" table:formula="of:=([.H145]+[.I145])/2" table:style-name="ce1">
            <text:p>0,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z</text:p>
          </table:table-cell>
          <table:table-cell office:value-type="float" office:value="88" table:formula="of:=[.E$142]*[.C146]*2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44" table:formula="of:=[.C146]*(2^[.D142])" table:style-name="ce1">
            <text:p>44</text:p>
          </table:table-cell>
          <table:table-cell office:value-type="float" office:value="2" table:formula="of:=[.E$142]" table:style-name="ce3">
            <text:p>2,00</text:p>
          </table:table-cell>
          <table:table-cell office:value-type="float" office:value="0.186" table:formula="of:=[.E146]*0.093" table:style-name="ce1">
            <text:p>0,186</text:p>
          </table:table-cell>
          <table:table-cell office:value-type="float" office:value="44" table:formula="of:=[.B146]/2" table:style-name="ce1">
            <text:p>44</text:p>
          </table:table-cell>
          <table:table-cell office:value-type="float" office:value="0.5" table:formula="of:=[.H109]*[.F146]/[.F109]" table:style-name="ce3">
            <text:p>0,50</text:p>
          </table:table-cell>
          <table:table-cell office:value-type="float" office:value="0.5" table:formula="of:=[.I109]*[.F146]/[.F109]" table:style-name="ce3">
            <text:p>0,50</text:p>
          </table:table-cell>
          <table:table-cell office:value-type="float" office:value="0.5" table:formula="of:=([.H146]+[.I146])/2" table:style-name="ce1">
            <text:p>0,5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nElements</text:p>
          </table:table-cell>
          <table:table-cell table:style-name="ce1"/>
          <table:table-cell office:value-type="float" office:value="28512" table:formula="of:=[.C146]*[.C145]*[.C144]" table:style-name="ce1">
            <text:p>28512</text:p>
          </table:table-cell>
          <table:table-cell office:value-type="float" office:value="228096" table:formula="of:=[.D146]*[.D145]*[.D144]" table:style-name="ce1">
            <text:p>228096</text:p>
          </table:table-cell>
          <table:table-cell table:number-columns-repeated="4" table:style-name="ce1"/>
          <table:table-cell table:style-name="ce13"/>
          <table:table-cell table:number-columns-repeated="16375" table:style-name="ce1"/>
        </table:table-row>
        <table:table-row table:style-name="ro1">
          <table:table-cell table:style-name="ce15"/>
          <table:table-cell office:value-type="string" table:style-name="ce16">
            <text:p>% of final_fine</text:p>
          </table:table-cell>
          <table:table-cell office:value-type="float" office:value="0" table:formula="of:=[.D147]/[.R79]*100" table:style-name="ce17">
            <text:p>#DIV/0!</text:p>
          </table:table-cell>
          <table:table-cell table:style-name="ce16"/>
          <table:table-cell office:value-type="string" table:style-name="ce16">
            <text:p>recommended nodes</text:p>
          </table:table-cell>
          <table:table-cell office:value-type="float" office:value="28.512" table:formula="of:=[.D147]/[.$D$84]" table:style-name="ce16">
            <text:p>28,512</text:p>
          </table:table-cell>
          <table:table-cell table:number-columns-repeated="2" table:style-name="ce16"/>
          <table:table-cell table:style-name="ce18"/>
          <table:table-cell table:number-columns-repeated="16375" table:style-name="ce1"/>
        </table:table-row>
        <table:table-row table:number-rows-repeated="10484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month number:style="long"/>
      <number:text>.</number:text>
      <number:day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philipp.spelten@365h-brs.de</dc:creator>
    <meta:creation-date>2023-10-10T09:52:02Z</meta:creation-date>
    <dc:date>2024-02-15T13:30:21Z</dc:date>
    <meta:editing-cycles>24</meta:editing-cycles>
    <meta:editing-duration>PT0S</meta:editing-duration>
  </office:meta>
</office:document-meta>
</file>